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automatic-styles>
    <text:list-style style:name="LFO1">
      <text:list-level-style-bullet text:level="1" text:bullet-char=" ">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FirstParagraph" style:master-page-name="MP0" style:family="paragraph">
      <style:paragraph-properties fo:break-before="page"/>
    </style:style>
    <style:style style:name="T2" style:parent-style-name="CommentReference" style:family="text">
      <style:text-properties fo:font-size="12pt" style:font-size-asian="12pt" style:font-size-complex="12pt"/>
    </style:style>
    <style:style style:name="T3" style:parent-style-name="CommentReference" style:family="text">
      <style:text-properties fo:font-size="12pt" style:font-size-asian="12pt" style:font-size-complex="12pt"/>
    </style:style>
    <style:style style:name="T4" style:parent-style-name="CommentReference" style:family="text">
      <style:text-properties fo:font-size="12pt" style:font-size-asian="12pt" style:font-size-complex="12pt"/>
    </style:style>
    <style:style style:name="T5" style:parent-style-name="CommentReference" style:family="text">
      <style:text-properties fo:font-size="12pt" style:font-size-asian="12pt" style:font-size-complex="12pt"/>
    </style:style>
    <style:style style:name="T6" style:parent-style-name="CommentReference" style:family="text">
      <style:text-properties fo:font-size="12pt" style:font-size-asian="12pt" style:font-size-complex="12pt"/>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CommentReference" style:family="text">
      <style:text-properties fo:font-size="12pt" style:font-size-asian="12pt" style:font-size-complex="12pt"/>
    </style:style>
    <style:style style:name="T10" style:parent-style-name="CommentReference" style:family="text">
      <style:text-properties fo:font-size="12pt" style:font-size-asian="12pt" style:font-size-complex="12pt"/>
    </style:style>
    <style:style style:name="T11" style:parent-style-name="CommentReference" style:family="text">
      <style:text-properties fo:font-size="12pt" style:font-size-asian="12pt" style:font-size-complex="12pt"/>
    </style:style>
  </office:automatic-styles>
  <office:body>
    <office:text text:use-soft-page-breaks="true">
      <text:p text:style-name="P1">Building on my current work in analog frontend design and computational neuroscience, I am applying to the Research Associates Program to study how neural circuits are assembled and calibrated during development, under the mentorship of the Schoppik Lab.</text:p>
      <text:p text:style-name="BodyText">My master’s thesis with Dr. Jabeom Koo at Cooper Union designs a low-noise amplifier for<text:s/><office:annotation office:name="0" xml:id="589940515"><dc:creator>Jaeho Cho</dc:creator><dc:date>2026-03-31T03:56:00</dc:date><text:p text:style-name="Normal">for local field potential and action potentials</text:p></office:annotation>brain–machine interfaces — an application-specific integrated circuit<text:span text:style-name="T2"><office:annotation-end office:name="0"/></text:span><text:s/>in<text:s/><office:annotation office:name="1" xml:id="1528746079"><dc:creator>Jaeho Cho</dc:creator><dc:date>2026-03-31T03:56:00</dc:date><text:p text:style-name="Normal">is it necessary to specify 65-nm CMOS?<text:s/></text:p></office:annotation>65-nm CMOS<text:span text:style-name="T3"><office:annotation-end office:name="1"/></text:span>, shaped by the constraints of resolving microvolt-scale brain signals at<text:s/><office:annotation office:name="2" xml:id="1737991130"><dc:creator>Sophia Klymchuk</dc:creator><dc:date>2026-03-31T03:52:00</dc:date><text:p text:style-name="Normal">with ultra-low power consumption?</text:p></office:annotation>ultra-low power<text:span text:style-name="T4"><office:annotation-end office:name="2"/></text:span>. My research with Dr. Stanislav Mintchev complements this from the<text:s/><office:annotation office:name="3" xml:id="1506144383"><dc:creator>Jaeho Cho</dc:creator><dc:date>2026-03-31T03:57:00</dc:date><text:p text:style-name="Normal">mathematical? theoretical?</text:p></office:annotation>computational<text:s/><text:span text:style-name="T5"><office:annotation-end office:name="3"/></text:span>side: I study how networks of neurons learn from delayed feedback. When a reward signal arrives seconds after the relevant neural activity and is broadcast to every connection in the network, how does the<text:s/><office:annotation office:name="4" xml:id="200744149"><dc:creator>Sophia Klymchuk</dc:creator><dc:date>2026-03-31T03:58:00</dc:date><text:p text:style-name="Normal">correct? relevant? intended?</text:p></office:annotation>right<text:s/><text:span text:style-name="T6"><office:annotation-end office:name="4"/></text:span>connection get selectively strengthened? I am mapping where this learning process<text:s/><office:annotation office:name="5" xml:id="495181488"><dc:creator>Jaeho Cho</dc:creator><dc:date>2026-03-31T04:00:00</dc:date><text:p text:style-name="Normal">Is this terminology correct, is it easily recognizable by neuroscientists? What does it mean for a learning process to converge, fail or become unstable.</text:p></office:annotation>converges, fails, or becomes unstable<text:span text:style-name="T7"><office:annotation-end office:name="5"/></text:span><text:s/>across different conditions and types of feedback signals. Working on both projects has shown me that the best tools for neuroscience come from wo<office:annotation office:name="6" xml:id="1488515001"><dc:creator>Sophia Klymchuk</dc:creator><dc:date>2026-03-31T04:01:00</dc:date><text:p text:style-name="Normal">designing with biology in mind</text:p></office:annotation><office:annotation office:name="7" xml:id="1956544724"><dc:creator>Sophia Klymchuk</dc:creator><dc:date>2026-03-31T04:01:00</dc:date><text:p text:style-name="Normal">do the previous two experiences show that though</text:p></office:annotation><office:annotation office:name="8" xml:id="1932018891"><dc:creator>Sophia Klymchuk</dc:creator><dc:date>2026-03-31T04:02:00</dc:date><text:p text:style-name="Normal">or idk its not immediately obvious how you are learning THIS snippet from what you said before, even though this statement is broadly true. in fact perhaps too broadly true. I'd expect this to be true even as an idiot with no other information</text:p></office:annotation>rking directly alongside the biology,<text:s/><text:span text:style-name="T8"><office:annotation-end office:name="6"/></text:span><text:span text:style-name="T9"><office:annotation-end office:name="7"/></text:span><text:span text:style-name="T10"><office:annotation-end office:name="8"/></text:span>understanding the problem well enough to design something purpose-built for it.<text:s/></text:p>
      <text:p text:style-name="BodyText">My work at Mount Sinai,<text:s/>training a surgical instrument recognition model<text:s/>for the purpose of increasing OR efficiency,<text:s/>reinforced this<text:s/><office:annotation office:name="9" xml:id="26116403"><dc:creator>Sophia Klymchuk</dc:creator><dc:date>2026-03-31T04:03:00</dc:date><text:p text:style-name="Normal">this seems to be what you are trying to say. idk how to put it yet tho</text:p></office:annotation>lesson that engineering and medicine? biology? bullshit phrase cannot be separated?<text:span text:style-name="T11"><office:annotation-end office:name="9"/></text:span>. Being present during surgeries revealed aspects of the workflow I would have otherwise never known to ask about.</text:p>
      <text:p text:style-name="BodyText">At NYU Langone’s Long Lab, I applied this directly. I built a computational pipeline for analyzing avian vocalizations — extracting acoustic features, clustering syllable types, and training models for segmentation and classification — and began developing an automated ROS2-based system for minimally supervised vocal learning experiments. Designing that system required understanding the experiment firsthand, further demonstrating to me that building the right tool means being embedded in the research. Through lab meetings, I also encountered the idea of sleep replay: that the song motor circuit replays its learned patterns during sleep without any external input. What surprised me was that a circuit would reproduce its waking activity entirely on its own — it made me want to understand what role this replay plays in development and how the circuitry behind it is built.</text:p>
      <text:p text:style-name="BodyText">The Schoppik Lab addresses this directly. Leary et al. (2025) showed that the vestibulo-ocular reflex circuit in zebrafish matures entirely without sensory experience, its development limited not by the brain but by the neuromuscular junction. This raised a question for me that I want to help answer: if this circuit calibrates itself from within, when does experience-dependent plasticity take over, and what is it for? I want to contribute to this work, from developing experimental apparatus like the lab’s Tilt In Place Microscopy system to conducting the imaging and electrophysiology experiments.</text:p>
      <text:p text:style-name="BodyText">My long-term goal is a PhD in which I design neural recording and experimental tools informed by firsthand experience in biological research. The Research Associates Program would provide the foundation for that trajectory. My time in the Long Lab showed me what NYU Langone’s neuroscience community looks like up close. I had studied two-photon<text:s/><text:soft-page-break/>imaging in coursework, but when lab members walked me through the full optical setup, it felt entirely different — it made clear how much I stand to gain from immersing myself in this community. I am eager to do so in the Schoppik L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BodyText"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BodyText"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BodyText"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BodyText"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BodyText"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BodyText"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BodyText"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BodyText"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top="0.125in" fo:margin-bottom="0.125in"/>
      <style:text-properties fo:hyphenate="false"/>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text-align="center" fo:margin-bottom="0.0555in"/>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Title" style:next-style-name="BodyText">
      <style:text-properties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Author" style:display-name="Author" style:family="paragraph" style:next-style-name="BodyText">
      <style:paragraph-properties fo:keep-with-next="always" fo:keep-together="always" fo:text-align="center"/>
      <style:text-properties fo:hyphenate="false"/>
    </style:style>
    <style:style style:name="Date" style:display-name="Date" style:family="paragraph" style:next-style-name="BodyText">
      <style:paragraph-properties fo:keep-with-next="always" fo:keep-together="always" fo:text-align="center"/>
      <style:text-properties fo:hyphenate="false"/>
    </style:style>
    <style:style style:name="AbstractTitle" style:display-name="Abstract Title" style:family="paragraph" style:parent-style-name="Normal" style:next-style-name="Abstract">
      <style:paragraph-properties fo:keep-with-next="always" fo:keep-together="always" fo:text-align="center" fo:margin-top="0.2083in" fo:margin-bottom="0in"/>
      <style:text-properties fo:font-weight="bold" style:font-weight-asian="bold" fo:font-size="10pt" style:font-size-asian="10pt" style:font-size-complex="10pt" fo:hyphenate="false"/>
    </style:style>
    <style:style style:name="Abstract" style:display-name="Abstract" style:family="paragraph" style:parent-style-name="Normal" style:next-style-name="BodyText">
      <style:paragraph-properties fo:keep-with-next="always" fo:keep-together="always" fo:margin-top="0.0694in" fo:margin-bottom="0.2083in"/>
      <style:text-properties fo:font-size="10pt" style:font-size-asian="10pt" style:font-size-complex="10pt" fo:hyphenate="false"/>
    </style:style>
    <style:style style:name="Bibliography" style:display-name="Bibliography" style:family="paragraph" style:parent-style-name="Normal">
      <style:text-properties fo:hyphenate="false"/>
    </style:style>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BlockText" style:display-name="Block Text" style:family="paragraph" style:parent-style-name="BodyText" style:next-style-name="BodyText">
      <style:paragraph-properties fo:margin-top="0.0694in" fo:margin-bottom="0.0694in" fo:margin-left="0.3333in" fo:margin-right="0.3333in">
        <style:tab-stops/>
      </style:paragraph-properties>
      <style:text-properties fo:hyphenate="false"/>
    </style:style>
    <style:style style:name="FootnoteText" style:display-name="Footnote Text" style:family="paragraph" style:parent-style-name="Normal">
      <style:text-properties fo:hyphenate="false"/>
    </style:style>
    <style:style style:name="FootnoteBlockText" style:display-name="Footnote Block Text" style:family="paragraph" style:parent-style-name="FootnoteText" style:next-style-name="FootnoteText">
      <style:paragraph-properties fo:margin-top="0.0694in" fo:margin-bottom="0.0694in" fo:margin-left="0.3333in" fo:margin-right="0.3333in">
        <style:tab-stops/>
      </style:paragraph-properties>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Caption" style:display-name="Captio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Caption">
      <style:paragraph-properties fo:keep-with-next="always"/>
      <style:text-properties fo:hyphenate="false"/>
    </style:style>
    <style:style style:name="ImageCaption" style:display-name="Image Caption" style:family="paragraph" style:parent-style-name="Caption">
      <style:text-properties fo:hyphenate="false"/>
    </style:style>
    <style:style style:name="Figure" style:display-name="Figure" style:family="paragraph" style:parent-style-name="Normal">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CaptionChar" style:display-name="Caption Char" style:family="text" style:parent-style-name="DefaultParagraphFont"/>
    <style:style style:name="VerbatimChar" style:display-name="Verbatim Char" style:family="text" style:parent-style-name="CaptionChar">
      <style:text-properties style:font-name="Consolas" fo:font-size="11pt" style:font-size-asian="11pt"/>
    </style:style>
    <style:style style:name="SectionNumber" style:display-name="Section Number" style:family="text" style:parent-style-name="CaptionChar"/>
    <style:style style:name="FootnoteReference" style:display-name="Footnote Reference" style:family="text" style:parent-style-name="CaptionChar">
      <style:text-properties style:text-position="super 58.3%"/>
    </style:style>
    <style:style style:name="Hyperlink" style:display-name="Hyperlink" style:family="text" style:parent-style-name="CaptionChar">
      <style:text-properties fo:color="#156082"/>
    </style:style>
    <style:style style:name="TOCHeading" style:display-name="TOC Heading" style:family="paragraph" style:parent-style-name="Heading1" style:next-style-name="BodyText">
      <style:paragraph-properties fo:margin-top="0.1666in" fo:line-height="107%"/>
      <style:text-properties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weight="bold" style:font-weight-asian="bold" fo:color="#008000"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color="#008000"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Jaeho Cho</dc:creator>
    <meta:creation-date>2026-03-31T08:29:00Z</meta:creation-date>
    <dc:date>2026-03-31T08:29:00Z</dc:date>
    <meta:template xlink:href="Normal.dotm" xlink:type="simple"/>
    <meta:editing-cycles>1</meta:editing-cycles>
    <meta:editing-duration>PT0S</meta:editing-duration>
    <meta:document-statistic meta:page-count="1" meta:paragraph-count="7" meta:word-count="537" meta:character-count="3597" meta:row-count="25" meta:non-whitespace-character-count="3067"/>
  </office:meta>
</office:document-meta>
</file>